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6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93cm" svg:x="1cm" svg:y="3.409cm" presentation:class="title" presentation:user-transformed="true">
          <draw:text-box>
            <text:p><text:span text:style-name="T1">Representation Learning for </text:span><text:span text:style-name="T1"><text:line-break/></text:span><text:span text:style-name="T1">Zero Shot Anomaly Detection of Multivariate Time Series Data</text:span></text:p>
          </draw:text-box>
        </draw:frame>
        <draw:frame presentation:style-name="pr2" draw:text-style-name="P1" draw:layer="layout" svg:width="24.6cm" svg:height="2.634cm" svg:x="1.4cm" svg:y="12.001cm" presentation:class="subtitle" presentation:user-transformed="true">
          <draw:text-box>
            <text:p><text:span text:style-name="T2">by Johannes Hölker</text:span></text:p>
            <text:p><text:span text:style-name="T2">supervised by M. Mgt. Chandana Priya Nivarth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mplementation –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jupyter notebook outpu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cess to Implement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github.com/johanneshoelker/Smart-Systems-Paper/tree/main/Implementation" xlink:type="simple">https://github.com/johanneshoelker/Smart-Systems-Paper/tree/main/Implementation</text:a></text:p>
              </text:list-item>
              <text:list-item>
                <text:p>Private Repo → Access requests to johannes.hoelker@uni-kassel.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9:06:09.039797796</meta:creation-date>
    <dc:date>2024-09-10T19:11:26.990914565</dc:date>
    <meta:editing-duration>PT5M18S</meta:editing-duration>
    <meta:editing-cycles>1</meta:editing-cycles>
    <meta:document-statistic meta:object-count="33"/>
    <meta:generator>LibreOffice/7.6.7.2$Linux_X86_64 LibreOffice_project/60$Build-2</meta:generator>
  </office:meta>
</office:document-meta>
</file>